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6ea" officeooo:paragraph-rsid="0014c6ea"/>
    </style:style>
    <style:style style:name="P2" style:family="paragraph" style:parent-style-name="Standard">
      <style:text-properties officeooo:rsid="0015592a" officeooo:paragraph-rsid="0015592a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fo:background-color="#1f1f1f" style:font-size-asian="22pt" style:font-size-complex="22pt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officeooo:rsid="001cda48" officeooo:paragraph-rsid="001cda48" fo:background-color="#1f1f1f" style:font-size-asian="22pt" style:font-size-complex="22pt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officeooo:paragraph-rsid="0018845e" fo:background-color="#1f1f1f" style:font-size-asian="20pt" style:font-weight-asian="bold" style:font-size-complex="20pt" style:font-weight-complex="bold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officeooo:rsid="00166f06" officeooo:paragraph-rsid="00166f06" fo:background-color="#1f1f1f" style:font-size-asian="15pt" style:font-size-complex="15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paragraph-rsid="001b20f1" fo:background-color="#1f1f1f" style:font-size-asian="21pt" style:font-weight-asian="bold" style:font-size-complex="21pt" style:font-weight-complex="bold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paragraph-rsid="001cda48" fo:background-color="#1f1f1f" style:font-size-asian="21pt" style:font-weight-asian="bold" style:font-size-complex="21pt" style:font-weight-complex="bold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rsid="001e81a6" officeooo:paragraph-rsid="001e81a6" fo:background-color="#1f1f1f" style:font-size-asian="21pt" style:font-weight-asian="bold" style:font-size-complex="21pt" style:font-weight-complex="bold"/>
    </style:style>
    <style:style style:name="P15" style:family="paragraph" style:parent-style-name="Standard">
      <style:paragraph-properties style:line-height-at-least="0.198in"/>
      <style:text-properties fo:color="#cccccc" loext:opacity="100%" style:font-name="Droid Sans Mono" fo:font-size="21pt" fo:font-weight="bold" officeooo:paragraph-rsid="001b20f1" fo:background-color="#1f1f1f" style:font-size-asian="21pt" style:font-weight-asian="bold" style:font-size-complex="21pt" style:font-weight-complex="bold"/>
    </style:style>
    <style:style style:name="P16" style:family="paragraph" style:parent-style-name="Standard">
      <style:paragraph-properties style:line-height-at-least="0.198in"/>
      <style:text-properties fo:color="#cccccc" loext:opacity="100%" style:font-name="Droid Sans Mono" fo:font-size="16pt" fo:font-weight="normal" officeooo:paragraph-rsid="001b20f1" fo:background-color="#1f1f1f" style:font-size-asian="16pt" style:font-weight-asian="bold" style:font-size-complex="16pt" style:font-weight-complex="bold"/>
    </style:style>
    <style:style style:name="P17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officeooo:paragraph-rsid="001b20f1" fo:background-color="#1f1f1f" style:font-size-asian="21pt" style:font-weight-asian="bold" style:font-size-complex="21pt" style:font-weight-complex="bold"/>
    </style:style>
    <style:style style:name="P18" style:family="paragraph" style:parent-style-name="Standard">
      <style:text-properties fo:color="#569cd6" loext:opacity="100%" style:font-name="Droid Sans Mono" fo:font-size="18pt" fo:font-weight="normal" officeooo:rsid="0015592a" officeooo:paragraph-rsid="0015592a" fo:background-color="#1f1f1f" style:font-size-asian="18pt" style:font-size-complex="18pt"/>
    </style:style>
    <style:style style:name="P19" style:family="paragraph" style:parent-style-name="Standard">
      <style:paragraph-properties style:line-height-at-least="0.198in"/>
      <style:text-properties fo:color="#569cd6" loext:opacity="100%" style:font-name="Droid Sans Mono" fo:font-size="18pt" fo:font-weight="normal" fo:background-color="#1f1f1f" style:font-size-asian="18pt" style:font-size-complex="18pt"/>
    </style:style>
    <style:style style:name="P20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fo:background-color="#1f1f1f" style:font-size-asian="20pt" style:font-size-complex="20pt"/>
    </style:style>
    <style:style style:name="P21" style:family="paragraph" style:parent-style-name="Standard">
      <style:paragraph-properties style:line-height-at-least="0.198in"/>
      <style:text-properties fo:color="#569cd6" loext:opacity="100%" style:font-name="Droid Sans Mono" fo:font-size="20pt" fo:font-weight="normal" officeooo:rsid="00166f06" officeooo:paragraph-rsid="00166f06" fo:background-color="#1f1f1f" style:font-size-asian="20pt" style:font-size-complex="20pt"/>
    </style:style>
    <style:style style:name="P22" style:family="paragraph" style:parent-style-name="Standard">
      <style:paragraph-properties style:line-height-at-least="0.198in"/>
      <style:text-properties fo:color="#569cd6" loext:opacity="100%" style:font-name="Droid Sans Mono" fo:font-size="21pt" fo:font-weight="normal" officeooo:paragraph-rsid="001b20f1" fo:background-color="#1f1f1f" style:font-size-asian="21pt" style:font-weight-asian="bold" style:font-size-complex="21pt" style:font-weight-complex="bold"/>
    </style:style>
    <style:style style:name="P23" style:family="paragraph" style:parent-style-name="Standard">
      <style:paragraph-properties style:line-height-at-least="0.198in"/>
      <style:text-properties fo:color="#569cd6" loext:opacity="100%" style:font-name="Droid Sans Mono" fo:font-size="21pt" fo:font-weight="normal" officeooo:rsid="001e81a6" officeooo:paragraph-rsid="001e81a6" fo:background-color="#1f1f1f" style:font-size-asian="21pt" style:font-weight-asian="bold" style:font-size-complex="21pt" style:font-weight-complex="bold"/>
    </style:style>
    <style:style style:name="P24" style:family="paragraph" style:parent-style-name="Standard">
      <style:paragraph-properties style:line-height-at-least="0.198in"/>
      <style:text-properties fo:color="#d4d4d4" loext:opacity="100%" style:font-name="Droid Sans Mono" fo:font-size="22pt" fo:font-weight="normal" fo:background-color="#1f1f1f" style:font-size-asian="22pt" style:font-size-complex="22pt"/>
    </style:style>
    <style:style style:name="P25" style:family="paragraph" style:parent-style-name="Standard">
      <style:paragraph-properties style:line-height-at-least="0.198in"/>
      <style:text-properties fo:color="#d4d4d4" loext:opacity="100%" style:font-name="Droid Sans Mono" fo:font-size="22pt" fo:font-weight="normal" officeooo:rsid="001cda48" officeooo:paragraph-rsid="001cda48" fo:background-color="#1f1f1f" style:font-size-asian="22pt" style:font-size-complex="22pt"/>
    </style:style>
    <style:style style:name="P26" style:family="paragraph" style:parent-style-name="Standard">
      <style:paragraph-properties style:line-height-at-least="0.198in"/>
      <style:text-properties fo:color="#d4d4d4" loext:opacity="100%" style:font-name="Droid Sans Mono" fo:font-size="18pt" fo:font-weight="normal" fo:background-color="#1f1f1f" style:font-size-asian="18pt" style:font-size-complex="18pt"/>
    </style:style>
    <style:style style:name="P27" style:family="paragraph" style:parent-style-name="Standard">
      <style:paragraph-properties style:line-height-at-least="0.198in"/>
      <style:text-properties fo:color="#d4d4d4" loext:opacity="100%" style:font-name="Droid Sans Mono" fo:font-size="18pt" fo:font-weight="normal" officeooo:rsid="00166f06" officeooo:paragraph-rsid="00166f06" fo:background-color="#1f1f1f" style:font-size-asian="18pt" style:font-size-complex="18pt"/>
    </style:style>
    <style:style style:name="P28" style:family="paragraph" style:parent-style-name="Standard">
      <style:paragraph-properties style:line-height-at-least="0.198in"/>
      <style:text-properties fo:color="#d4d4d4" loext:opacity="100%" style:font-name="Droid Sans Mono" fo:font-size="20pt" fo:font-weight="normal" fo:background-color="#1f1f1f" style:font-size-asian="20pt" style:font-size-complex="20pt"/>
    </style:style>
    <style:style style:name="P29" style:family="paragraph" style:parent-style-name="Standard">
      <style:paragraph-properties style:line-height-at-least="0.198in"/>
      <style:text-properties fo:color="#d4d4d4" loext:opacity="100%" style:font-name="Droid Sans Mono" fo:font-size="21pt" fo:font-weight="normal" fo:background-color="#1f1f1f" style:font-size-asian="21pt" style:font-size-complex="21pt"/>
    </style:style>
    <style:style style:name="P30" style:family="paragraph" style:parent-style-name="Standard">
      <style:paragraph-properties style:line-height-at-least="0.198in"/>
      <style:text-properties fo:color="#d4d4d4" loext:opacity="100%" style:font-name="Droid Sans Mono" fo:font-size="21pt" fo:font-weight="normal" officeooo:rsid="001cda48" officeooo:paragraph-rsid="001cda48" fo:background-color="#1f1f1f" style:font-size-asian="21pt" style:font-size-complex="21pt"/>
    </style:style>
    <style:style style:name="P31" style:family="paragraph" style:parent-style-name="Standard">
      <style:paragraph-properties style:line-height-at-least="0.198in"/>
      <style:text-properties fo:color="#6a9955" loext:opacity="100%" style:font-name="Droid Sans Mono" fo:font-size="18pt" fo:font-weight="normal" fo:background-color="#1f1f1f" style:font-size-asian="18pt" style:font-size-complex="18pt"/>
    </style:style>
    <style:style style:name="P32" style:family="paragraph" style:parent-style-name="Standard">
      <style:paragraph-properties style:line-height-at-least="0.198in"/>
      <style:text-properties fo:color="#6a9955" loext:opacity="100%" style:font-name="Droid Sans Mono" fo:font-size="20pt" fo:font-weight="normal" fo:background-color="#1f1f1f" style:font-size-asian="20pt" style:font-size-complex="20pt"/>
    </style:style>
    <style:style style:name="P33" style:family="paragraph" style:parent-style-name="Standard">
      <style:paragraph-properties style:line-height-at-least="0.198in"/>
      <style:text-properties fo:color="#6a9955" loext:opacity="100%" style:font-name="Droid Sans Mono" fo:font-size="21pt" fo:font-weight="normal" fo:background-color="#1f1f1f" style:font-size-asian="21pt" style:font-size-complex="21pt"/>
    </style:style>
    <style:style style:name="P34" style:family="paragraph" style:parent-style-name="Standard">
      <style:paragraph-properties style:line-height-at-least="0.198in"/>
    </style:style>
    <style:style style:name="P35" style:family="paragraph" style:parent-style-name="Standard">
      <style:paragraph-properties style:line-height-at-least="0.198in"/>
      <style:text-properties officeooo:paragraph-rsid="00166f06"/>
    </style:style>
    <style:style style:name="P36" style:family="paragraph" style:parent-style-name="Standard">
      <style:paragraph-properties style:line-height-at-least="0.198in"/>
      <style:text-properties fo:font-size="22pt" fo:font-weight="bold" officeooo:paragraph-rsid="001b20f1" style:font-size-asian="22pt" style:font-weight-asian="bold" style:font-size-complex="22pt" style:font-weight-complex="bold"/>
    </style:style>
    <style:style style:name="P37" style:family="paragraph" style:parent-style-name="Standard">
      <style:paragraph-properties style:line-height-at-least="0.198in"/>
      <style:text-properties fo:font-size="22pt" fo:font-weight="bold" officeooo:rsid="001e81a6" officeooo:paragraph-rsid="001e81a6" style:font-size-asian="22pt" style:font-weight-asian="bold" style:font-size-complex="22pt" style:font-weight-complex="bold"/>
    </style:style>
    <style:style style:name="P38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39" style:family="paragraph" style:parent-style-name="Standard">
      <style:text-properties officeooo:paragraph-rsid="0015592a"/>
    </style:style>
    <style:style style:name="P40" style:family="paragraph" style:parent-style-name="Standard">
      <style:paragraph-properties style:line-height-at-least="0.198in"/>
      <style:text-properties fo:font-size="20pt" style:font-size-asian="20pt" style:font-size-complex="20pt"/>
    </style:style>
    <style:style style:name="P41" style:family="paragraph" style:parent-style-name="Standard">
      <style:paragraph-properties style:line-height-at-least="0.198in"/>
      <style:text-properties fo:font-size="20pt" fo:font-weight="bold" officeooo:paragraph-rsid="0018845e" style:font-size-asian="20pt" style:font-weight-asian="bold" style:font-size-complex="20pt" style:font-weight-complex="bold"/>
    </style:style>
    <style:style style:name="P42" style:family="paragraph" style:parent-style-name="Standard">
      <style:paragraph-properties style:line-height-at-least="0.198in"/>
      <style:text-properties fo:font-size="20pt" fo:font-weight="bold" officeooo:paragraph-rsid="001cda48" style:font-size-asian="20pt" style:font-weight-asian="bold" style:font-size-complex="20pt" style:font-weight-complex="bold"/>
    </style:style>
    <style:style style:name="P43" style:family="paragraph" style:parent-style-name="Standard">
      <style:paragraph-properties style:line-height-at-least="0.198in"/>
      <style:text-properties officeooo:rsid="00166f06" officeooo:paragraph-rsid="00166f06"/>
    </style:style>
    <style:style style:name="P44" style:family="paragraph" style:parent-style-name="Standard">
      <style:paragraph-properties style:line-height-at-least="0.198in"/>
      <style:text-properties fo:font-size="21pt" style:font-size-asian="21pt" style:font-size-complex="21pt"/>
    </style:style>
    <style:style style:name="P45" style:family="paragraph" style:parent-style-name="Standard">
      <style:paragraph-properties style:line-height-at-least="0.198in"/>
      <style:text-properties fo:font-size="21pt" fo:font-weight="bold" officeooo:paragraph-rsid="0018845e" style:font-size-asian="21pt" style:font-weight-asian="bold" style:font-size-complex="21pt" style:font-weight-complex="bold"/>
    </style:style>
    <style:style style:name="P46" style:family="paragraph" style:parent-style-name="Standard">
      <style:paragraph-properties style:line-height-at-least="0.198in"/>
      <style:text-properties fo:font-size="21pt" fo:font-weight="bold" officeooo:paragraph-rsid="001cda48" style:font-size-asian="21pt" style:font-weight-asian="bold" style:font-size-complex="21pt" style:font-weight-complex="bold"/>
    </style:style>
    <style:style style:name="P47" style:family="paragraph" style:parent-style-name="Standard">
      <style:paragraph-properties style:line-height-at-least="0.198in"/>
      <style:text-properties fo:font-size="21pt" fo:font-weight="bold" style:font-size-asian="21pt" style:font-weight-asian="bold" style:font-size-complex="21pt" style:font-weight-complex="bold"/>
    </style:style>
    <style:style style:name="P48" style:family="paragraph" style:parent-style-name="Standard">
      <style:paragraph-properties style:line-height-at-least="0.198in"/>
      <style:text-properties fo:font-size="21pt" fo:font-weight="bold" officeooo:rsid="001e81a6" officeooo:paragraph-rsid="001e81a6" style:font-size-asian="21pt" style:font-weight-asian="bold" style:font-size-complex="2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5592a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66f06" style:font-size-asian="22pt" style:font-weight-asian="bold" style:font-size-complex="22pt" style:font-weight-complex="bold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22pt" fo:font-weight="bold" officeooo:rsid="00166f06" fo:background-color="#1f1f1f" loext:char-shading-value="0" style:font-size-asian="22pt" style:font-weight-asian="bold" style:font-size-complex="22pt" style:font-weight-complex="bold"/>
    </style:style>
    <style:style style:name="T7" style:family="text">
      <style:text-properties fo:color="#569cd6" loext:opacity="100%" style:font-name="Droid Sans Mono" fo:font-size="20pt" fo:font-weight="bold" fo:background-color="#1f1f1f" loext:char-shading-value="0" style:font-size-asian="20pt" style:font-weight-asian="bold" style:font-size-complex="20pt" style:font-weight-complex="bold"/>
    </style:style>
    <style:style style:name="T8" style:family="text">
      <style:text-properties fo:color="#569cd6" loext:opacity="100%" style:font-name="Droid Sans Mono" fo:font-size="21pt" fo:font-weight="bold" fo:background-color="#1f1f1f" loext:char-shading-value="0" style:font-size-asian="21pt" style:font-weight-asian="bold" style:font-size-complex="21pt" style:font-weight-complex="bold"/>
    </style:style>
    <style:style style:name="T9" style:family="text">
      <style:text-properties fo:color="#569cd6" loext:opacity="100%" style:font-name="Droid Sans Mono" fo:font-size="21pt" fo:font-weight="bold" officeooo:rsid="00166f06" fo:background-color="#1f1f1f" loext:char-shading-value="0" style:font-size-asian="21pt" style:font-weight-asian="bold" style:font-size-complex="21pt" style:font-weight-complex="bold"/>
    </style:style>
    <style:style style:name="T10" style:family="text">
      <style:text-properties fo:color="#d4d4d4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ce9178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ffffff" loext:opacity="100%"/>
    </style:style>
    <style:style style:name="T19" style:family="text">
      <style:text-properties officeooo:rsid="0016e77b"/>
    </style:style>
    <style:style style:name="T20" style:family="text">
      <style:text-properties fo:color="#cccccc" loext:opacity="100%" style:font-name="Droid Sans Mono" officeooo:rsid="001b20f1" fo:background-color="#1f1f1f" loext:char-shading-value="0"/>
    </style:style>
    <style:style style:name="T21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3"/></text:p>
      <text:p text:style-name="P1"/>
      <text:p text:style-name="P1"><text:s text:c="38"/><text:span text:style-name="T2">Middleware in Laravel:</text:span></text:p>
      <text:p text:style-name="P1"><text:span text:style-name="T2"/></text:p>
      <text:p text:style-name="P2"><text:span text:style-name="T2">Global Middleware:</text:span></text:p>
      <text:p text:style-name="P1"><text:span text:style-name="T2"/></text:p>
      <text:p text:style-name="P2"><text:span text:style-name="T2">AgeMiddleware.php</text:span></text:p>
      <text:p text:style-name="P2"><text:span text:style-name="T2"/></text:p>
      <text:p text:style-name="P18"><text:span text:style-name="T1">&lt;?php</text:span></text:p>
      <text:p text:style-name="P38"/>
      <text:p text:style-name="P6"><text:span text:style-name="T5">namespace</text:span><text:span text:style-name="T10"> </text:span><text:span text:style-name="T11">App\Http\Middleware</text:span><text:span text:style-name="T10">;</text:span></text:p>
      <text:p text:style-name="P38"/>
      <text:p text:style-name="P6"><text:span text:style-name="T5">use</text:span><text:span text:style-name="T10"> </text:span><text:span text:style-name="T11">Closure</text:span><text:span text:style-name="T10">;</text:span></text:p>
      <text:p text:style-name="P6"><text:span text:style-name="T5">use</text:span><text:span text:style-name="T10"> Illuminate\Http\</text:span><text:span text:style-name="T11">Request</text:span><text:span text:style-name="T10">;</text:span></text:p>
      <text:p text:style-name="P6"><text:span text:style-name="T5">use</text:span><text:span text:style-name="T10"> Symfony\Component\HttpFoundation\</text:span><text:span text:style-name="T11">Response</text:span><text:span text:style-name="T10">;</text:span></text:p>
      <text:p text:style-name="P38"/>
      <text:p text:style-name="P6"><text:span text:style-name="T5">class</text:span><text:span text:style-name="T10"> </text:span><text:span text:style-name="T11">AgeMiddleware</text:span></text:p>
      <text:p text:style-name="P26">{</text:p>
      <text:p text:style-name="P31">/**</text:p>
      <text:p text:style-name="P31">* Handle an incoming request.</text:p>
      <text:p text:style-name="P31">*</text:p>
      <text:p text:style-name="P6"><text:span text:style-name="T12">* </text:span><text:span text:style-name="T5">@param</text:span><text:span text:style-name="T12"> \</text:span><text:span text:style-name="T11">Closure</text:span><text:span text:style-name="T12">(\Illuminate\Http\</text:span><text:span text:style-name="T11">Request</text:span><text:span text:style-name="T12">): (\Symfony\Component\HttpFoundation\</text:span><text:span text:style-name="T11">Response</text:span><text:span text:style-name="T12">) $</text:span><text:span text:style-name="T11">next</text:span></text:p>
      <text:p text:style-name="P31">*/</text:p>
      <text:p text:style-name="P6"><text:span text:style-name="T5">public</text:span><text:span text:style-name="T10"> </text:span><text:span text:style-name="T5">function</text:span><text:span text:style-name="T10"> </text:span><text:span text:style-name="T13">handle</text:span><text:span text:style-name="T10">(</text:span><text:span text:style-name="T11">Request</text:span><text:span text:style-name="T10"> </text:span><text:span text:style-name="T14">$request</text:span><text:span text:style-name="T10">, </text:span><text:span text:style-name="T11">Closure</text:span><text:span text:style-name="T10"> </text:span><text:span text:style-name="T14">$next</text:span><text:span text:style-name="T10">): </text:span><text:span text:style-name="T11">Response</text:span></text:p>
      <text:p text:style-name="P26">{</text:p>
      <text:p text:style-name="P6"><text:span text:style-name="T13">echo</text:span><text:span text:style-name="T10"> </text:span><text:span text:style-name="T15">"Age Middleware"</text:span><text:span text:style-name="T10">;</text:span></text:p>
      <text:p text:style-name="P6"><text:span text:style-name="T16">return</text:span><text:span text:style-name="T10"> </text:span><text:span text:style-name="T14">$next</text:span><text:span text:style-name="T10">(</text:span><text:span text:style-name="T14">$request</text:span><text:span text:style-name="T10">);</text:span></text:p>
      <text:p text:style-name="P26">}</text:p>
      <text:p text:style-name="P26">}</text:p>
      <text:p text:style-name="P6"/>
      <text:p text:style-name="P39"><text:soft-page-break/><text:span text:style-name="T3">Add into app.php<text:line-break/><text:line-break/></text:span><text:span text:style-name="T7">&lt;?php</text:span></text:p>
      <text:p text:style-name="P40"/>
      <text:p text:style-name="P7"><text:span text:style-name="T5">use</text:span><text:span text:style-name="T10"> Illuminate\Foundation\</text:span><text:span text:style-name="T11">Application</text:span><text:span text:style-name="T10">;</text:span></text:p>
      <text:p text:style-name="P7"><text:span text:style-name="T5">use</text:span><text:span text:style-name="T10"> Illuminate\Foundation\Configuration\</text:span><text:span text:style-name="T11">Exceptions</text:span><text:span text:style-name="T10">;</text:span></text:p>
      <text:p text:style-name="P7"><text:span text:style-name="T5">use</text:span><text:span text:style-name="T10"> Illuminate\Foundation\Configuration\</text:span><text:span text:style-name="T11">Middleware</text:span><text:span text:style-name="T10">;</text:span></text:p>
      <text:p text:style-name="P7"><text:span text:style-name="T5">use</text:span><text:span text:style-name="T10"> App\Http\Middleware\</text:span><text:span text:style-name="T11">AgeMiddleware</text:span><text:span text:style-name="T10">;</text:span></text:p>
      <text:p text:style-name="P40"/>
      <text:p text:style-name="P7"><text:span text:style-name="T16">return</text:span><text:span text:style-name="T10"> </text:span><text:span text:style-name="T11">Application</text:span><text:span text:style-name="T10">::</text:span><text:span text:style-name="T13">configure</text:span><text:span text:style-name="T10">(</text:span><text:span text:style-name="T14">basePath</text:span><text:span text:style-name="T10">: </text:span><text:span text:style-name="T13">dirname</text:span><text:span text:style-name="T10">(</text:span><text:span text:style-name="T5">__DIR__</text:span><text:span text:style-name="T10">))</text:span></text:p>
      <text:p text:style-name="P7"><text:span text:style-name="T10">-&gt;</text:span><text:span text:style-name="T13">withRouting</text:span><text:span text:style-name="T10">(</text:span></text:p>
      <text:p text:style-name="P7"><text:span text:style-name="T14">web</text:span><text:span text:style-name="T10">: </text:span><text:span text:style-name="T5">__DIR__</text:span><text:span text:style-name="T10">.</text:span><text:span text:style-name="T15">'/../routes/web.php'</text:span><text:span text:style-name="T10">,</text:span></text:p>
      <text:p text:style-name="P7"><text:span text:style-name="T14">commands</text:span><text:span text:style-name="T10">: </text:span><text:span text:style-name="T5">__DIR__</text:span><text:span text:style-name="T10">.</text:span><text:span text:style-name="T15">'/../routes/console.php'</text:span><text:span text:style-name="T10">,</text:span></text:p>
      <text:p text:style-name="P7"><text:span text:style-name="T14">health</text:span><text:span text:style-name="T10">: </text:span><text:span text:style-name="T15">'/up'</text:span><text:span text:style-name="T10">,</text:span></text:p>
      <text:p text:style-name="P28">)</text:p>
      <text:p text:style-name="P7"><text:span text:style-name="T10">-&gt;</text:span><text:span text:style-name="T13">withMiddleware</text:span><text:span text:style-name="T10">(</text:span><text:span text:style-name="T5">function</text:span><text:span text:style-name="T10"> (</text:span><text:span text:style-name="T11">Middleware</text:span><text:span text:style-name="T10"> </text:span><text:span text:style-name="T14">$middleware</text:span><text:span text:style-name="T10">) {</text:span></text:p>
      <text:p text:style-name="P7"><text:span text:style-name="T14">$middleware</text:span><text:span text:style-name="T10">-&gt;</text:span><text:span text:style-name="T13">append</text:span><text:span text:style-name="T10">(</text:span><text:span text:style-name="T11">AgeMiddleware</text:span><text:span text:style-name="T10">::</text:span><text:span text:style-name="T5">class</text:span><text:span text:style-name="T10">);</text:span></text:p>
      <text:p text:style-name="P28">})</text:p>
      <text:p text:style-name="P7"><text:span text:style-name="T10">-&gt;</text:span><text:span text:style-name="T13">withExceptions</text:span><text:span text:style-name="T10">(</text:span><text:span text:style-name="T5">function</text:span><text:span text:style-name="T10"> (</text:span><text:span text:style-name="T11">Exceptions</text:span><text:span text:style-name="T10"> </text:span><text:span text:style-name="T14">$exceptions</text:span><text:span text:style-name="T10">) {</text:span></text:p>
      <text:p text:style-name="P32">//</text:p>
      <text:p text:style-name="P7"><text:span text:style-name="T10">})-&gt;</text:span><text:span text:style-name="T13">create</text:span><text:span text:style-name="T10">()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http://127.0.0.1:8000/?age=20</text:p>
      <text:p text:style-name="P3"/>
      <text:p text:style-name="P19">&lt;?php</text:p>
      <text:p text:style-name="P38"/>
      <text:p text:style-name="P6"><text:span text:style-name="T5">namespace</text:span><text:span text:style-name="T10"> </text:span><text:span text:style-name="T11">App\Http\Middleware</text:span><text:span text:style-name="T10">;</text:span></text:p>
      <text:p text:style-name="P38"/>
      <text:p text:style-name="P6"><text:span text:style-name="T5">use</text:span><text:span text:style-name="T10"> </text:span><text:span text:style-name="T11">Closure</text:span><text:span text:style-name="T10">;</text:span></text:p>
      <text:p text:style-name="P6"><text:span text:style-name="T5">use</text:span><text:span text:style-name="T10"> Illuminate\Http\</text:span><text:span text:style-name="T11">Request</text:span><text:span text:style-name="T10">;</text:span></text:p>
      <text:p text:style-name="P6"><text:span text:style-name="T5">use</text:span><text:span text:style-name="T10"> Symfony\Component\HttpFoundation\</text:span><text:span text:style-name="T11">Response</text:span><text:span text:style-name="T10">;</text:span></text:p>
      <text:p text:style-name="P38"/>
      <text:p text:style-name="P6"><text:span text:style-name="T5">class</text:span><text:span text:style-name="T10"> </text:span><text:span text:style-name="T11">AgeMiddleware</text:span></text:p>
      <text:p text:style-name="P26">{</text:p>
      <text:p text:style-name="P31">/**</text:p>
      <text:p text:style-name="P31">* Handle an incoming request.</text:p>
      <text:p text:style-name="P31">*</text:p>
      <text:p text:style-name="P6"><text:span text:style-name="T12">* </text:span><text:span text:style-name="T5">@param</text:span><text:span text:style-name="T12"> \</text:span><text:span text:style-name="T11">Closure</text:span><text:span text:style-name="T12">(\Illuminate\Http\</text:span><text:span text:style-name="T11">Request</text:span><text:span text:style-name="T12">): (\Symfony\Component\HttpFoundation\</text:span><text:span text:style-name="T11">Response</text:span><text:span text:style-name="T12">) $</text:span><text:span text:style-name="T11">next</text:span></text:p>
      <text:p text:style-name="P31">*/</text:p>
      <text:p text:style-name="P6"><text:span text:style-name="T5">public</text:span><text:span text:style-name="T10"> </text:span><text:span text:style-name="T5">function</text:span><text:span text:style-name="T10"> </text:span><text:span text:style-name="T13">handle</text:span><text:span text:style-name="T10">(</text:span><text:span text:style-name="T11">Request</text:span><text:span text:style-name="T10"> </text:span><text:span text:style-name="T14">$request</text:span><text:span text:style-name="T10">, </text:span><text:span text:style-name="T11">Closure</text:span><text:span text:style-name="T10"> </text:span><text:span text:style-name="T14">$next</text:span><text:span text:style-name="T10">): </text:span><text:span text:style-name="T11">Response</text:span></text:p>
      <text:p text:style-name="P26">{</text:p>
      <text:p text:style-name="P6"><text:span text:style-name="T13">echo</text:span><text:span text:style-name="T10"> </text:span><text:span text:style-name="T15">"&lt;pre&gt;"</text:span><text:span text:style-name="T10">;</text:span></text:p>
      <text:p text:style-name="P6"><text:span text:style-name="T13">print_r</text:span><text:span text:style-name="T10">(</text:span><text:span text:style-name="T14">$request</text:span><text:span text:style-name="T10">-&gt;</text:span><text:span text:style-name="T14">age</text:span><text:span text:style-name="T10">);</text:span></text:p>
      <text:p text:style-name="P6"><text:span text:style-name="T16">return</text:span><text:span text:style-name="T10"> </text:span><text:span text:style-name="T14">$next</text:span><text:span text:style-name="T10">(</text:span><text:span text:style-name="T14">$request</text:span><text:span text:style-name="T10">);</text:span></text:p>
      <text:p text:style-name="P26">}</text:p>
      <text:p text:style-name="P26">}</text:p>
      <text:p text:style-name="P26"/>
      <text:p text:style-name="P26"/>
      <text:p text:style-name="P26">--------------------------------------------------------------------------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0">&lt;?php</text:p>
      <text:p text:style-name="P40"/>
      <text:p text:style-name="P7"><text:span text:style-name="T5">namespace</text:span><text:span text:style-name="T10"> </text:span><text:span text:style-name="T11">App\Http\Middleware</text:span><text:span text:style-name="T10">;</text:span></text:p>
      <text:p text:style-name="P40"/>
      <text:p text:style-name="P7"><text:span text:style-name="T5">use</text:span><text:span text:style-name="T10"> </text:span><text:span text:style-name="T11">Closure</text:span><text:span text:style-name="T10">;</text:span></text:p>
      <text:p text:style-name="P7"><text:span text:style-name="T5">use</text:span><text:span text:style-name="T10"> Illuminate\Http\</text:span><text:span text:style-name="T11">Request</text:span><text:span text:style-name="T10">;</text:span></text:p>
      <text:p text:style-name="P7"><text:span text:style-name="T5">use</text:span><text:span text:style-name="T10"> Symfony\Component\HttpFoundation\</text:span><text:span text:style-name="T11">Response</text:span><text:span text:style-name="T10">;</text:span></text:p>
      <text:p text:style-name="P40"/>
      <text:p text:style-name="P7"><text:span text:style-name="T5">class</text:span><text:span text:style-name="T10"> </text:span><text:span text:style-name="T11">AgeMiddleware</text:span></text:p>
      <text:p text:style-name="P28">{</text:p>
      <text:p text:style-name="P32">/**</text:p>
      <text:p text:style-name="P32">* Handle an incoming request.</text:p>
      <text:p text:style-name="P32">*</text:p>
      <text:p text:style-name="P7"><text:span text:style-name="T12">* </text:span><text:span text:style-name="T5">@param</text:span><text:span text:style-name="T12"> \</text:span><text:span text:style-name="T11">Closure</text:span><text:span text:style-name="T12">(\Illuminate\Http\</text:span><text:span text:style-name="T11">Request</text:span><text:span text:style-name="T12">): (\Symfony\Component\HttpFoundation\</text:span><text:span text:style-name="T11">Response</text:span><text:span text:style-name="T12">) $</text:span><text:span text:style-name="T11">next</text:span></text:p>
      <text:p text:style-name="P32">*/</text:p>
      <text:p text:style-name="P7"><text:span text:style-name="T5">public</text:span><text:span text:style-name="T10"> </text:span><text:span text:style-name="T5">function</text:span><text:span text:style-name="T10"> </text:span><text:span text:style-name="T13">handle</text:span><text:span text:style-name="T10">(</text:span><text:span text:style-name="T11">Request</text:span><text:span text:style-name="T10"> </text:span><text:span text:style-name="T14">$request</text:span><text:span text:style-name="T10">, </text:span><text:span text:style-name="T11">Closure</text:span><text:span text:style-name="T10"> </text:span><text:span text:style-name="T14">$next</text:span><text:span text:style-name="T10">): </text:span><text:span text:style-name="T11">Response</text:span></text:p>
      <text:p text:style-name="P28">{</text:p>
      <text:p text:style-name="P7"><text:span text:style-name="T13">echo</text:span><text:span text:style-name="T10"> </text:span><text:span text:style-name="T15">"&lt;pre&gt;"</text:span><text:span text:style-name="T10">;</text:span></text:p>
      <text:p text:style-name="P32">//print_r($request-&gt;age);</text:p>
      <text:p text:style-name="P7"><text:span text:style-name="T16">if</text:span><text:span text:style-name="T10">(</text:span><text:span text:style-name="T14">$request</text:span><text:span text:style-name="T10">-&gt;</text:span><text:span text:style-name="T14">age</text:span><text:span text:style-name="T10">&lt;</text:span><text:span text:style-name="T17">18</text:span><text:span text:style-name="T10">) {</text:span></text:p>
      <text:p text:style-name="P7"><text:span text:style-name="T16">die</text:span><text:span text:style-name="T10">(</text:span><text:span text:style-name="T15">"You cannot access this site"</text:span><text:span text:style-name="T10">);</text:span></text:p>
      <text:p text:style-name="P28">}</text:p>
      <text:p text:style-name="P7"><text:span text:style-name="T16">return</text:span><text:span text:style-name="T10"> </text:span><text:span text:style-name="T14">$next</text:span><text:span text:style-name="T10">(</text:span><text:span text:style-name="T14">$request</text:span><text:span text:style-name="T10">);</text:span></text:p>
      <text:p text:style-name="P28">}</text:p>
      <text:p text:style-name="P28">}</text:p>
      <text:p text:style-name="P7"><text:soft-page-break/></text:p>
      <text:p text:style-name="P27">Group middleware:</text:p>
      <text:p text:style-name="P27"/>
      <text:p text:style-name="P10"><text:span text:style-name="T11">Route</text:span><text:span text:style-name="T10">::</text:span><text:span text:style-name="T13">view</text:span><text:span text:style-name="T10">(</text:span><text:span text:style-name="T15">'home'</text:span><text:span text:style-name="T10">,</text:span><text:span text:style-name="T15">'home'</text:span><text:span text:style-name="T10">)-&gt;</text:span><text:span text:style-name="T13">middleware</text:span><text:span text:style-name="T10">(</text:span><text:span text:style-name="T15">'check1'</text:span><text:span text:style-name="T10">);</text:span></text:p>
      <text:p text:style-name="P9"><text:span text:style-name="T11">Route</text:span><text:span text:style-name="T10">::</text:span><text:span text:style-name="T13">view</text:span><text:span text:style-name="T10">(</text:span><text:span text:style-name="T15">'about'</text:span><text:span text:style-name="T10">,</text:span><text:span text:style-name="T15">'about'</text:span><text:span text:style-name="T10">);</text:span></text:p>
      <text:p text:style-name="P9"/>
      <text:p text:style-name="P10">app.php:</text:p>
      <text:p text:style-name="P10"/>
      <text:p text:style-name="P21">&lt;?php</text:p>
      <text:p text:style-name="P40"/>
      <text:p text:style-name="P7"><text:span text:style-name="T5">use</text:span><text:span text:style-name="T10"> Illuminate\Foundation\</text:span><text:span text:style-name="T11">Application</text:span><text:span text:style-name="T10">;</text:span></text:p>
      <text:p text:style-name="P7"><text:span text:style-name="T5">use</text:span><text:span text:style-name="T10"> Illuminate\Foundation\Configuration\</text:span><text:span text:style-name="T11">Exceptions</text:span><text:span text:style-name="T10">;</text:span></text:p>
      <text:p text:style-name="P7"><text:span text:style-name="T5">use</text:span><text:span text:style-name="T10"> Illuminate\Foundation\Configuration\</text:span><text:span text:style-name="T11">Middleware</text:span><text:span text:style-name="T10">;</text:span></text:p>
      <text:p text:style-name="P7"><text:span text:style-name="T5">use</text:span><text:span text:style-name="T10"> App\Http\Middleware\</text:span><text:span text:style-name="T11">AgeMiddleware</text:span><text:span text:style-name="T10">;</text:span></text:p>
      <text:p text:style-name="P7"><text:span text:style-name="T5">use</text:span><text:span text:style-name="T10"> App\Http\Middleware\</text:span><text:span text:style-name="T11">CountryMiddleware</text:span><text:span text:style-name="T10">;</text:span></text:p>
      <text:p text:style-name="P40"/>
      <text:p text:style-name="P7"><text:span text:style-name="T16">return</text:span><text:span text:style-name="T10"> </text:span><text:span text:style-name="T11">Application</text:span><text:span text:style-name="T10">::</text:span><text:span text:style-name="T13">configure</text:span><text:span text:style-name="T10">(</text:span><text:span text:style-name="T14">basePath</text:span><text:span text:style-name="T10">: </text:span><text:span text:style-name="T13">dirname</text:span><text:span text:style-name="T10">(</text:span><text:span text:style-name="T5">__DIR__</text:span><text:span text:style-name="T10">))</text:span></text:p>
      <text:p text:style-name="P7"><text:span text:style-name="T10">-&gt;</text:span><text:span text:style-name="T13">withRouting</text:span><text:span text:style-name="T10">(</text:span></text:p>
      <text:p text:style-name="P7"><text:span text:style-name="T14">web</text:span><text:span text:style-name="T10">: </text:span><text:span text:style-name="T5">__DIR__</text:span><text:span text:style-name="T10">.</text:span><text:span text:style-name="T15">'/../routes/web.php'</text:span><text:span text:style-name="T10">,</text:span></text:p>
      <text:p text:style-name="P7"><text:span text:style-name="T14">commands</text:span><text:span text:style-name="T10">: </text:span><text:span text:style-name="T5">__DIR__</text:span><text:span text:style-name="T10">.</text:span><text:span text:style-name="T15">'/../routes/console.php'</text:span><text:span text:style-name="T10">,</text:span></text:p>
      <text:p text:style-name="P7"><text:span text:style-name="T14">health</text:span><text:span text:style-name="T10">: </text:span><text:span text:style-name="T15">'/up'</text:span><text:span text:style-name="T10">,</text:span></text:p>
      <text:p text:style-name="P28">)</text:p>
      <text:p text:style-name="P7"><text:span text:style-name="T10">-&gt;</text:span><text:span text:style-name="T13">withMiddleware</text:span><text:span text:style-name="T10">(</text:span><text:span text:style-name="T5">function</text:span><text:span text:style-name="T10"> (</text:span><text:span text:style-name="T11">Middleware</text:span><text:span text:style-name="T10"> </text:span><text:span text:style-name="T14">$middleware</text:span><text:span text:style-name="T10">) {</text:span></text:p>
      <text:p text:style-name="P7"><text:span text:style-name="T14">$middleware</text:span><text:span text:style-name="T10">-&gt;</text:span><text:span text:style-name="T13">appendToGroup</text:span><text:span text:style-name="T10">(</text:span><text:span text:style-name="T15">'check1'</text:span><text:span text:style-name="T10">,[</text:span></text:p>
      <text:p text:style-name="P7"><text:span text:style-name="T11">AgeMiddleware</text:span><text:span text:style-name="T10">::</text:span><text:span text:style-name="T5">class</text:span><text:span text:style-name="T10">,</text:span></text:p>
      <text:p text:style-name="P7"><text:span text:style-name="T11">CountryMiddleware</text:span><text:span text:style-name="T10">::</text:span><text:span text:style-name="T5">class</text:span><text:span text:style-name="T10">,</text:span></text:p>
      <text:p text:style-name="P28">]);</text:p>
      <text:p text:style-name="P28">})</text:p>
      <text:p text:style-name="P7"><text:soft-page-break/><text:span text:style-name="T10">-&gt;</text:span><text:span text:style-name="T13">withExceptions</text:span><text:span text:style-name="T10">(</text:span><text:span text:style-name="T5">function</text:span><text:span text:style-name="T10"> (</text:span><text:span text:style-name="T11">Exceptions</text:span><text:span text:style-name="T10"> </text:span><text:span text:style-name="T14">$exceptions</text:span><text:span text:style-name="T10">) {</text:span></text:p>
      <text:p text:style-name="P32">//</text:p>
      <text:p text:style-name="P7"><text:span text:style-name="T10">})-&gt;</text:span><text:span text:style-name="T13">create</text:span><text:span text:style-name="T10">();</text:span></text:p>
      <text:p text:style-name="P7"/>
      <text:p text:style-name="P10"/>
      <text:p text:style-name="P35"><text:span text:style-name="T4">AgeMiddleware.php<text:line-break/><text:line-break/></text:span><text:span text:style-name="T8">&lt;?php</text:span></text:p>
      <text:p text:style-name="P44"/>
      <text:p text:style-name="P11"><text:span text:style-name="T5">namespace</text:span><text:span text:style-name="T10"> </text:span><text:span text:style-name="T11">App\Http\Middleware</text:span><text:span text:style-name="T10">;</text:span></text:p>
      <text:p text:style-name="P44"/>
      <text:p text:style-name="P11"><text:span text:style-name="T5">use</text:span><text:span text:style-name="T10"> </text:span><text:span text:style-name="T11">Closure</text:span><text:span text:style-name="T10">;</text:span></text:p>
      <text:p text:style-name="P11"><text:span text:style-name="T5">use</text:span><text:span text:style-name="T10"> Illuminate\Http\</text:span><text:span text:style-name="T11">Request</text:span><text:span text:style-name="T10">;</text:span></text:p>
      <text:p text:style-name="P11"><text:span text:style-name="T5">use</text:span><text:span text:style-name="T10"> Symfony\Component\HttpFoundation\</text:span><text:span text:style-name="T11">Response</text:span><text:span text:style-name="T10">;</text:span></text:p>
      <text:p text:style-name="P44"/>
      <text:p text:style-name="P11"><text:span text:style-name="T5">class</text:span><text:span text:style-name="T10"> </text:span><text:span text:style-name="T11">AgeMiddleware</text:span></text:p>
      <text:p text:style-name="P29">{</text:p>
      <text:p text:style-name="P33">/**</text:p>
      <text:p text:style-name="P33">* Handle an incoming request.</text:p>
      <text:p text:style-name="P33">*</text:p>
      <text:p text:style-name="P11"><text:span text:style-name="T12">* </text:span><text:span text:style-name="T5">@param</text:span><text:span text:style-name="T12"> \</text:span><text:span text:style-name="T11">Closure</text:span><text:span text:style-name="T12">(\Illuminate\Http\</text:span><text:span text:style-name="T11">Request</text:span><text:span text:style-name="T12">): (\Symfony\Component\HttpFoundation\</text:span><text:span text:style-name="T11">Response</text:span><text:span text:style-name="T12">) $</text:span><text:span text:style-name="T11">next</text:span></text:p>
      <text:p text:style-name="P33">*/</text:p>
      <text:p text:style-name="P11"><text:span text:style-name="T5">public</text:span><text:span text:style-name="T10"> </text:span><text:span text:style-name="T5">function</text:span><text:span text:style-name="T10"> </text:span><text:span text:style-name="T13">handle</text:span><text:span text:style-name="T10">(</text:span><text:span text:style-name="T11">Request</text:span><text:span text:style-name="T10"> </text:span><text:span text:style-name="T14">$request</text:span><text:span text:style-name="T10">, </text:span><text:span text:style-name="T11">Closure</text:span><text:span text:style-name="T10"> </text:span><text:span text:style-name="T14">$next</text:span><text:span text:style-name="T10">): </text:span><text:span text:style-name="T11">Response</text:span></text:p>
      <text:p text:style-name="P29">{</text:p>
      <text:p text:style-name="P44"/>
      <text:p text:style-name="P11"><text:soft-page-break/><text:span text:style-name="T16">if</text:span><text:span text:style-name="T10">(</text:span><text:span text:style-name="T14">$request</text:span><text:span text:style-name="T10">-&gt;</text:span><text:span text:style-name="T14">age</text:span><text:span text:style-name="T10">&lt;</text:span><text:span text:style-name="T17">18</text:span><text:span text:style-name="T10">) {</text:span></text:p>
      <text:p text:style-name="P11"><text:span text:style-name="T16">die</text:span><text:span text:style-name="T10">(</text:span><text:span text:style-name="T15">"This site is not accessed"</text:span><text:span text:style-name="T10">);</text:span></text:p>
      <text:p text:style-name="P29">}</text:p>
      <text:p text:style-name="P44"/>
      <text:p text:style-name="P11"><text:span text:style-name="T16">return</text:span><text:span text:style-name="T10"> </text:span><text:span text:style-name="T14">$next</text:span><text:span text:style-name="T10">(</text:span><text:span text:style-name="T14">$request</text:span><text:span text:style-name="T10">);</text:span></text:p>
      <text:p text:style-name="P29">}</text:p>
      <text:p text:style-name="P29">}</text:p>
      <text:p text:style-name="P11"/>
      <text:p text:style-name="P35"><text:span text:style-name="T4">CountryMiddleware.php<text:line-break/><text:line-break/></text:span><text:span text:style-name="T9">&lt;?php</text:span></text:p>
      <text:p text:style-name="P44"/>
      <text:p text:style-name="P11"><text:span text:style-name="T5">namespace</text:span><text:span text:style-name="T10"> </text:span><text:span text:style-name="T11">App\Http\Middleware</text:span><text:span text:style-name="T10">;</text:span></text:p>
      <text:p text:style-name="P44"/>
      <text:p text:style-name="P11"><text:span text:style-name="T5">use</text:span><text:span text:style-name="T10"> </text:span><text:span text:style-name="T11">Closure</text:span><text:span text:style-name="T10">;</text:span></text:p>
      <text:p text:style-name="P11"><text:span text:style-name="T5">use</text:span><text:span text:style-name="T10"> Illuminate\Http\</text:span><text:span text:style-name="T11">Request</text:span><text:span text:style-name="T10">;</text:span></text:p>
      <text:p text:style-name="P11"><text:span text:style-name="T5">use</text:span><text:span text:style-name="T10"> Symfony\Component\HttpFoundation\</text:span><text:span text:style-name="T11">Response</text:span><text:span text:style-name="T10">;</text:span></text:p>
      <text:p text:style-name="P44"/>
      <text:p text:style-name="P11"><text:span text:style-name="T5">class</text:span><text:span text:style-name="T10"> </text:span><text:span text:style-name="T11">CountryMiddleware</text:span></text:p>
      <text:p text:style-name="P29">{</text:p>
      <text:p text:style-name="P33">/**</text:p>
      <text:p text:style-name="P33">* Handle an incoming request.</text:p>
      <text:p text:style-name="P33">*</text:p>
      <text:p text:style-name="P11"><text:span text:style-name="T12">* </text:span><text:span text:style-name="T5">@param</text:span><text:span text:style-name="T12"> \</text:span><text:span text:style-name="T11">Closure</text:span><text:span text:style-name="T12">(\Illuminate\Http\</text:span><text:span text:style-name="T11">Request</text:span><text:span text:style-name="T12">): (\Symfony\Component\HttpFoundation\</text:span><text:span text:style-name="T11">Response</text:span><text:span text:style-name="T12">) $</text:span><text:span text:style-name="T11">next</text:span></text:p>
      <text:p text:style-name="P33">*/</text:p>
      <text:p text:style-name="P11"><text:soft-page-break/><text:span text:style-name="T5">public</text:span><text:span text:style-name="T10"> </text:span><text:span text:style-name="T5">function</text:span><text:span text:style-name="T10"> </text:span><text:span text:style-name="T13">handle</text:span><text:span text:style-name="T10">(</text:span><text:span text:style-name="T11">Request</text:span><text:span text:style-name="T10"> </text:span><text:span text:style-name="T14">$request</text:span><text:span text:style-name="T10">, </text:span><text:span text:style-name="T11">Closure</text:span><text:span text:style-name="T10"> </text:span><text:span text:style-name="T14">$next</text:span><text:span text:style-name="T10">): </text:span><text:span text:style-name="T11">Response</text:span></text:p>
      <text:p text:style-name="P29">{</text:p>
      <text:p text:style-name="P11"><text:span text:style-name="T16">if</text:span><text:span text:style-name="T10">(</text:span><text:span text:style-name="T14">$request</text:span><text:span text:style-name="T10">-&gt;</text:span><text:span text:style-name="T14">country</text:span><text:span text:style-name="T10"> != </text:span><text:span text:style-name="T15">'pakistan'</text:span><text:span text:style-name="T10">) {</text:span></text:p>
      <text:p text:style-name="P11"><text:span text:style-name="T16">die</text:span><text:span text:style-name="T10">(</text:span><text:span text:style-name="T15">"This site is not accessed from outside of pakistan"</text:span><text:span text:style-name="T10">);</text:span></text:p>
      <text:p text:style-name="P29">}</text:p>
      <text:p text:style-name="P11"><text:span text:style-name="T16">return</text:span><text:span text:style-name="T10"> </text:span><text:span text:style-name="T14">$next</text:span><text:span text:style-name="T10">(</text:span><text:span text:style-name="T14">$request</text:span><text:span text:style-name="T10">);</text:span></text:p>
      <text:p text:style-name="P29">}</text:p>
      <text:p text:style-name="P29">}</text:p>
      <text:p text:style-name="P3"/>
      <text:p text:style-name="P9"/>
      <text:p text:style-name="P9"><text:a xlink:type="simple" xlink:href="http://127.0.0.1:8000/about?country=pakistan&amp;&amp;age=21" text:style-name="Internet_20_link" text:visited-style-name="Visited_20_Internet_20_Link"><text:span text:style-name="T18">http://127.0.0.1:8000/about?country=pakistan&amp;&amp;age=21</text:span></text:a></text:p>
      <text:p text:style-name="P9"/>
      <text:p text:style-name="P9"/>
      <text:p text:style-name="P9">//<text:span text:style-name="T19">Also group middleware</text:span></text:p>
      <text:p text:style-name="P9"/>
      <text:p text:style-name="P6"><text:span text:style-name="T11">Route</text:span><text:span text:style-name="T10">::</text:span><text:span text:style-name="T13">middleware</text:span><text:span text:style-name="T10">(</text:span><text:span text:style-name="T15">'check1'</text:span><text:span text:style-name="T10">)-&gt;</text:span><text:span text:style-name="T13">group</text:span><text:span text:style-name="T10">(</text:span><text:span text:style-name="T5">function</text:span><text:span text:style-name="T10">() {</text:span></text:p>
      <text:p text:style-name="P6"><text:span text:style-name="T11">Route</text:span><text:span text:style-name="T10">::</text:span><text:span text:style-name="T13">view</text:span><text:span text:style-name="T10">(</text:span><text:span text:style-name="T15">'home'</text:span><text:span text:style-name="T10">,</text:span><text:span text:style-name="T15">'home'</text:span><text:span text:style-name="T10">);</text:span></text:p>
      <text:p text:style-name="P6"><text:span text:style-name="T11">Route</text:span><text:span text:style-name="T10">::</text:span><text:span text:style-name="T13">view</text:span><text:span text:style-name="T10">(</text:span><text:span text:style-name="T15">'about'</text:span><text:span text:style-name="T10">,</text:span><text:span text:style-name="T15">'about'</text:span><text:span text:style-name="T10">);</text:span></text:p>
      <text:p text:style-name="P26">})</text:p>
      <text:p text:style-name="P26"/>
      <text:p text:style-name="P26"/>
      <text:p text:style-name="P45">Assigning middleware to routes:</text:p>
      <text:p text:style-name="P41"/>
      <text:p text:style-name="P8"><text:span text:style-name="T5">use</text:span><text:span text:style-name="T10"> App\Http\Middleware\</text:span><text:span text:style-name="T11">AgeMiddleware</text:span><text:span text:style-name="T10">;</text:span></text:p>
      <text:p text:style-name="P7"><text:span text:style-name="T5">use</text:span><text:span text:style-name="T10"> App\Http\Middleware\</text:span><text:span text:style-name="T11">CountryMiddleware</text:span><text:span text:style-name="T10">;</text:span></text:p>
      <text:p text:style-name="P45"/>
      <text:p text:style-name="P9"/>
      <text:p text:style-name="P7"><text:span text:style-name="T11">Route</text:span><text:span text:style-name="T10">::</text:span><text:span text:style-name="T13">view</text:span><text:span text:style-name="T10">(</text:span><text:span text:style-name="T15">'home'</text:span><text:span text:style-name="T10">,</text:span><text:span text:style-name="T15">'home'</text:span><text:span text:style-name="T10">)-&gt;</text:span><text:span text:style-name="T13">middleware</text:span><text:span text:style-name="T10">([</text:span><text:span text:style-name="T11">AgeMiddleware</text:span><text:span text:style-name="T10">::</text:span><text:span text:style-name="T5">class</text:span><text:span text:style-name="T10">,</text:span><text:span text:style-name="T11">CountryMiddleware</text:span><text:span text:style-name="T10">::</text:span><text:span text:style-name="T5">class</text:span><text:span text:style-name="T10">]);</text:span></text:p>
      <text:p text:style-name="P7"/>
      <text:p text:style-name="P7"><text:soft-page-break/><text:span text:style-name="T11">Route::view('about','about')→middleware(CountryMiddleware::class);</text:span></text:p>
      <text:p text:style-name="P7"/>
      <text:p text:style-name="P7"/>
      <text:p text:style-name="P36"><text:span text:style-name="T20">Controller</text:span>:</text:p>
      <text:p text:style-name="P36"/>
      <text:p text:style-name="P16"><text:span text:style-name="T11">Route</text:span><text:span text:style-name="T10">::</text:span><text:span text:style-name="T13">get</text:span><text:span text:style-name="T10">(</text:span><text:span text:style-name="T15">'home/{name}'</text:span><text:span text:style-name="T10">,[</text:span><text:span text:style-name="T11">HomeController</text:span><text:span text:style-name="T10">::</text:span><text:span text:style-name="T5">class</text:span><text:span text:style-name="T10">,</text:span><text:span text:style-name="T15">'show'</text:span><text:span text:style-name="T10">])</text:span></text:p>
      <text:p text:style-name="P16"/>
      <text:p text:style-name="P22">&lt;?php</text:p>
      <text:p text:style-name="P44"/>
      <text:p text:style-name="P11"><text:span text:style-name="T5">namespace</text:span><text:span text:style-name="T10"> </text:span><text:span text:style-name="T11">App\Http\Controllers</text:span><text:span text:style-name="T10">;</text:span></text:p>
      <text:p text:style-name="P44"/>
      <text:p text:style-name="P11"><text:span text:style-name="T5">use</text:span><text:span text:style-name="T10"> Illuminate\Http\</text:span><text:span text:style-name="T11">Request</text:span><text:span text:style-name="T10">;</text:span></text:p>
      <text:p text:style-name="P44"/>
      <text:p text:style-name="P11"><text:span text:style-name="T5">class</text:span><text:span text:style-name="T10"> </text:span><text:span text:style-name="T11">HomeController</text:span><text:span text:style-name="T10"> </text:span><text:span text:style-name="T5">extends</text:span><text:span text:style-name="T10"> </text:span><text:span text:style-name="T11">Controller</text:span></text:p>
      <text:p text:style-name="P29">{</text:p>
      <text:p text:style-name="P11"><text:span text:style-name="T5">public</text:span><text:span text:style-name="T10"> </text:span><text:span text:style-name="T5">function</text:span><text:span text:style-name="T10"> </text:span><text:span text:style-name="T13">show</text:span><text:span text:style-name="T10">(</text:span><text:span text:style-name="T14">$name</text:span><text:span text:style-name="T10">) {</text:span></text:p>
      <text:p text:style-name="P11"><text:span text:style-name="T13">echo</text:span><text:span text:style-name="T10"> </text:span><text:span text:style-name="T15">"There is </text:span><text:span text:style-name="T14">$name</text:span><text:span text:style-name="T15"> Homes Page"</text:span><text:span text:style-name="T10">;</text:span></text:p>
      <text:p text:style-name="P29">}</text:p>
      <text:p text:style-name="P29">}</text:p>
      <text:p text:style-name="P16"/>
      <text:p text:style-name="P46">Return View in Controller</text:p>
      <text:p text:style-name="P15"/>
      <text:p text:style-name="P16"/>
      <text:p text:style-name="P12"><text:span text:style-name="T11">Route</text:span><text:span text:style-name="T10">::</text:span><text:span text:style-name="T13">get</text:span><text:span text:style-name="T10">(</text:span><text:span text:style-name="T15">'home'</text:span><text:span text:style-name="T10">,[</text:span><text:span text:style-name="T11">HomeController</text:span><text:span text:style-name="T10">::</text:span><text:span text:style-name="T5">class</text:span><text:span text:style-name="T10">,</text:span><text:span text:style-name="T15">'display'</text:span><text:span text:style-name="T10">])</text:span></text:p>
      <text:p text:style-name="P12"/>
      <text:p text:style-name="P17">&lt;?php</text:p>
      <text:p text:style-name="P34"/>
      <text:p text:style-name="P3"><text:span text:style-name="T5">namespace</text:span><text:span text:style-name="T10"> </text:span><text:span text:style-name="T11">App\Http\Controllers</text:span><text:span text:style-name="T10">;</text:span></text:p>
      <text:p text:style-name="P34"/>
      <text:p text:style-name="P3"><text:span text:style-name="T5">use</text:span><text:span text:style-name="T10"> Illuminate\Http\</text:span><text:span text:style-name="T11">Request</text:span><text:span text:style-name="T10">;</text:span></text:p>
      <text:p text:style-name="P34"/>
      <text:p text:style-name="P11"><text:soft-page-break/><text:span text:style-name="T5">class</text:span><text:span text:style-name="T10"> </text:span><text:span text:style-name="T11">HomeController</text:span><text:span text:style-name="T10"> </text:span><text:span text:style-name="T5">extends</text:span><text:span text:style-name="T10"> </text:span><text:span text:style-name="T11">Controller</text:span></text:p>
      <text:p text:style-name="P29">{</text:p>
      <text:p text:style-name="P33">// public function show($name) {</text:p>
      <text:p text:style-name="P33">// echo "There is $name Homes Page";</text:p>
      <text:p text:style-name="P33">// }</text:p>
      <text:p text:style-name="P44"/>
      <text:p text:style-name="P11"><text:span text:style-name="T5">public</text:span><text:span text:style-name="T10"> </text:span><text:span text:style-name="T5">function</text:span><text:span text:style-name="T10"> </text:span><text:span text:style-name="T13">display</text:span><text:span text:style-name="T10">() {</text:span></text:p>
      <text:p text:style-name="P11"><text:span text:style-name="T16">return</text:span><text:span text:style-name="T10"> </text:span><text:span text:style-name="T13">view</text:span><text:span text:style-name="T10">(</text:span><text:span text:style-name="T15">'about'</text:span><text:span text:style-name="T10">);</text:span></text:p>
      <text:p text:style-name="P29">}</text:p>
      <text:p text:style-name="P29">}</text:p>
      <text:p text:style-name="P29"/>
      <text:p text:style-name="P42">Pass Data From Controller:</text:p>
      <text:p text:style-name="P42"/>
      <text:p text:style-name="P13"><text:span text:style-name="T5">public</text:span><text:span text:style-name="T10"> </text:span><text:span text:style-name="T5">function</text:span><text:span text:style-name="T10"> </text:span><text:span text:style-name="T13">display</text:span><text:span text:style-name="T10">(</text:span><text:span text:style-name="T14">$name</text:span><text:span text:style-name="T10">) {</text:span></text:p>
      <text:p text:style-name="P11"><text:span text:style-name="T16">return</text:span><text:span text:style-name="T10"> </text:span><text:span text:style-name="T13">view</text:span><text:span text:style-name="T10">(</text:span><text:span text:style-name="T15">'about'</text:span><text:span text:style-name="T10">,[</text:span><text:span text:style-name="T15">'name'</text:span><text:span text:style-name="T10">=&gt;</text:span><text:span text:style-name="T14">$name</text:span><text:span text:style-name="T10">]);</text:span></text:p>
      <text:p text:style-name="P29">}</text:p>
      <text:p text:style-name="P29"/>
      <text:p text:style-name="P11"><text:span text:style-name="T11">Route</text:span><text:span text:style-name="T10">::</text:span><text:span text:style-name="T13">get</text:span><text:span text:style-name="T10">(</text:span><text:span text:style-name="T15">'home/{name}'</text:span><text:span text:style-name="T10">,[</text:span><text:span text:style-name="T11">HomeController</text:span><text:span text:style-name="T10">::</text:span><text:span text:style-name="T5">class</text:span><text:span text:style-name="T10">,</text:span><text:span text:style-name="T15">'display'</text:span><text:span text:style-name="T10">])</text:span></text:p>
      <text:p text:style-name="P29"/>
      <text:p text:style-name="P29"/>
      <text:p text:style-name="P47">Access the nested View </text:p>
      <text:p text:style-name="P30"/>
      <text:p text:style-name="P5"><text:span text:style-name="T5">public</text:span><text:span text:style-name="T10"> </text:span><text:span text:style-name="T5">function</text:span><text:span text:style-name="T10"> </text:span><text:span text:style-name="T13">display</text:span><text:span text:style-name="T10">() {</text:span></text:p>
      <text:p text:style-name="P4"><text:span text:style-name="T16">return</text:span><text:span text:style-name="T10"> </text:span><text:span text:style-name="T13">view</text:span><text:span text:style-name="T10">(</text:span><text:span text:style-name="T15">'admin.home'</text:span><text:span text:style-name="T10">);</text:span></text:p>
      <text:p text:style-name="P24">}</text:p>
      <text:p text:style-name="P25"/>
      <text:p text:style-name="P46"/>
      <text:p text:style-name="P3"/>
      <text:p text:style-name="P12"/>
      <text:p text:style-name="P12"><text:soft-page-break/></text:p>
      <text:p text:style-name="P16"/>
      <text:p text:style-name="P37">Http request class:</text:p>
      <text:p text:style-name="P37"/>
      <text:p text:style-name="P37"/>
      <text:p text:style-name="P4"><text:span text:style-name="T11">Route</text:span><text:span text:style-name="T10">::</text:span><text:span text:style-name="T13">post</text:span><text:span text:style-name="T10">(</text:span><text:span text:style-name="T15">'user'</text:span><text:span text:style-name="T10">,[</text:span><text:span text:style-name="T11">HomeController</text:span><text:span text:style-name="T10">::</text:span><text:span text:style-name="T5">class</text:span><text:span text:style-name="T10">,</text:span><text:span text:style-name="T15">'show'</text:span><text:span text:style-name="T10">]);</text:span></text:p>
      <text:p text:style-name="P4"><text:span text:style-name="T11">Route</text:span><text:span text:style-name="T10">::</text:span><text:span text:style-name="T13">view</text:span><text:span text:style-name="T10">(</text:span><text:span text:style-name="T15">'form'</text:span><text:span text:style-name="T10">,</text:span><text:span text:style-name="T15">'home'</text:span><text:span text:style-name="T10">)</text:span></text:p>
      <text:p text:style-name="P37"/>
      <text:p text:style-name="P37">Home Controller:</text:p>
      <text:p text:style-name="P37"/>
      <text:p text:style-name="P23">&lt;?php</text:p>
      <text:p text:style-name="P44"/>
      <text:p text:style-name="P11"><text:span text:style-name="T5">namespace</text:span><text:span text:style-name="T10"> </text:span><text:span text:style-name="T11">App\Http\Controllers</text:span><text:span text:style-name="T10">;</text:span></text:p>
      <text:p text:style-name="P44"/>
      <text:p text:style-name="P11"><text:span text:style-name="T5">use</text:span><text:span text:style-name="T10"> Illuminate\Http\</text:span><text:span text:style-name="T11">Request</text:span><text:span text:style-name="T10">;</text:span></text:p>
      <text:p text:style-name="P44"/>
      <text:p text:style-name="P11"><text:span text:style-name="T5">class</text:span><text:span text:style-name="T10"> </text:span><text:span text:style-name="T11">HomeController</text:span><text:span text:style-name="T10"> </text:span><text:span text:style-name="T5">extends</text:span><text:span text:style-name="T10"> </text:span><text:span text:style-name="T11">Controller</text:span></text:p>
      <text:p text:style-name="P29">{</text:p>
      <text:p text:style-name="P33">// public function show($name) {</text:p>
      <text:p text:style-name="P33">// echo "There is $name Homes Page";</text:p>
      <text:p text:style-name="P33">// }</text:p>
      <text:p text:style-name="P44"/>
      <text:p text:style-name="P11"><text:span text:style-name="T5">public</text:span><text:span text:style-name="T10"> </text:span><text:span text:style-name="T5">function</text:span><text:span text:style-name="T10"> </text:span><text:span text:style-name="T13">show</text:span><text:span text:style-name="T10">(</text:span><text:span text:style-name="T11">Request</text:span><text:span text:style-name="T10"> </text:span><text:span text:style-name="T14">$request</text:span><text:span text:style-name="T10">) {</text:span></text:p>
      <text:p text:style-name="P33">//return $request-&gt;method();</text:p>
      <text:p text:style-name="P33">//return $request-&gt;path();</text:p>
      <text:p text:style-name="P33">//return $request-&gt;url();</text:p>
      <text:p text:style-name="P33">//return $request-&gt;input('name');</text:p>
      <text:p text:style-name="P33">//return $request-&gt;name;</text:p>
      <text:p text:style-name="P33"><text:soft-page-break/>//print_r($request-&gt;input());</text:p>
      <text:p text:style-name="P33">//print_r($request-&gt;collect());</text:p>
      <text:p text:style-name="P11"><text:span text:style-name="T13">print_r</text:span><text:span text:style-name="T10">(</text:span><text:span text:style-name="T14">$request</text:span><text:span text:style-name="T10">-&gt;</text:span><text:span text:style-name="T13">ip</text:span><text:span text:style-name="T10">());</text:span></text:p>
      <text:p text:style-name="P44"/>
      <text:p text:style-name="P29">}</text:p>
      <text:p text:style-name="P29">}</text:p>
      <text:p text:style-name="P11"/>
      <text:p text:style-name="P11">------------------------------------------------------------</text:p>
      <text:p text:style-name="P14"><text:span text:style-name="T21">&lt;</text:span><text:span text:style-name="T5">h1</text:span><text:span text:style-name="T21">&gt;</text:span> Home Page <text:span text:style-name="T21">&lt;/</text:span><text:span text:style-name="T5">h1</text:span><text:span text:style-name="T21">&gt;</text:span></text:p>
      <text:p text:style-name="P44"/>
      <text:p text:style-name="P11"><text:span text:style-name="T21">&lt;</text:span><text:span text:style-name="T5">form</text:span> <text:span text:style-name="T14">action</text:span>=<text:span text:style-name="T15">"user"</text:span> <text:span text:style-name="T14">method</text:span>=<text:span text:style-name="T15">"post"</text:span><text:span text:style-name="T21">&gt;</text:span></text:p>
      <text:p text:style-name="P11">@csrf </text:p>
      <text:p text:style-name="P11"><text:span text:style-name="T21">&lt;</text:span><text:span text:style-name="T5">input</text:span> <text:span text:style-name="T14">type</text:span> = <text:span text:style-name="T15">"text"</text:span> <text:span text:style-name="T14">name</text:span> = <text:span text:style-name="T15">"name"</text:span> <text:span text:style-name="T14">placeholder</text:span> = <text:span text:style-name="T15">"Please enter your name"</text:span><text:span text:style-name="T21">&gt;</text:span></text:p>
      <text:p text:style-name="P11"><text:span text:style-name="T21">&lt;</text:span><text:span text:style-name="T5">input</text:span> <text:span text:style-name="T14">type</text:span> = <text:span text:style-name="T15">"password"</text:span> <text:span text:style-name="T14">name</text:span> = <text:span text:style-name="T15">"password"</text:span> <text:span text:style-name="T14">placeholder</text:span> = <text:span text:style-name="T15">"Please enter your password"</text:span><text:span text:style-name="T21">&gt;</text:span></text:p>
      <text:p text:style-name="P11"><text:span text:style-name="T21">&lt;</text:span><text:span text:style-name="T5">button</text:span><text:span text:style-name="T21">&gt;</text:span> Submit <text:span text:style-name="T21">&lt;/</text:span><text:span text:style-name="T5">button</text:span><text:span text:style-name="T21">&gt;</text:span></text:p>
      <text:p text:style-name="P11"><text:span text:style-name="T21">&lt;/</text:span><text:span text:style-name="T5">form</text:span><text:span text:style-name="T21">&gt;</text:span></text:p>
      <text:p text:style-name="P11"/>
      <text:p text:style-name="P11"/>
      <text:p text:style-name="P11"/>
      <text:p text:style-name="P48"/>
      <text:p text:style-name="P7"/>
      <text:p text:style-name="P7"/>
      <text:p text:style-name="P9"/>
      <text:p text:style-name="P9"/>
      <text:p text:style-name="P9"/>
      <text:p text:style-name="P35"><text:span text:style-name="T6"/></text:p>
      <text:p text:style-name="P3"/>
      <text:p text:style-name="P4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45:15.984767283</meta:creation-date>
    <dc:date>2024-09-10T17:52:50.537440217</dc:date>
    <meta:editing-duration>PT2H5M32S</meta:editing-duration>
    <meta:editing-cycles>1</meta:editing-cycles>
    <meta:document-statistic meta:table-count="0" meta:image-count="0" meta:object-count="0" meta:page-count="12" meta:paragraph-count="223" meta:word-count="504" meta:character-count="5665" meta:non-whitespace-character-count="5337"/>
    <meta:generator>LibreOffice/7.3.7.2$Linux_X86_64 LibreOffice_project/30$Build-2</meta:generator>
  </office:meta>
</office:document-meta>
</file>